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teDeliverySocketFactory.createSocket( InetAddress address , int port , InetAddress clientAddress , int clientPo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moteDeliverySocketFactory.get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DeliverySocketFactory.createSocket( String host , int port , InetAddress clientHost , int clientPo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moteDeliverySocketFactory.createSocket( InetAddress host ,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DeliverySocketFactory.createSock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moteDeliverySocketFactory.createSocket( String host ,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DeliverySocketFactory.setBindAdress( String add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